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a6b" officeooo:paragraph-rsid="00171a6b"/>
    </style:style>
    <style:style style:name="P2" style:family="paragraph" style:parent-style-name="Standard">
      <style:text-properties officeooo:rsid="00180d30" officeooo:paragraph-rsid="00180d3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bold" style:text-underline-color="font-color"/>
    </style:style>
    <style:style style:name="T3" style:family="text">
      <style:text-properties officeooo:rsid="00180d30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E ( <text:span text:style-name="T1">SS,</text:span> NOMBRE, APELLIDOS, TELEFONO, ALERGIA, <text:span text:style-name="T3">TIPO</text:span>)</text:p>
      <text:p text:style-name="P1">CITA ( <text:span text:style-name="T1">Nº CITA</text:span>, MOTIVO, FECHA, HORA, <text:span text:style-name="T2">SS</text:span>)</text:p>
      <text:p text:style-name="P1">FACTURA ( <text:span text:style-name="T1">ID</text:span>, CANTIDAD, DESCRIPCIÓN, <text:span text:style-name="T2">SS</text:span>)</text:p>
      <text:p text:style-name="P2">TRABAJADOR (<text:span text:style-name="T1">DNI,</text:span> <text:span text:style-name="T1">NOMBRE</text:span>, APELLIDOS, TLF)</text:p>
      <text:p text:style-name="P2">ATENDER ( <text:span text:style-name="T1">Nº_CITA, DNI 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8:42:07.392613022</meta:creation-date>
    <dc:date>2017-12-19T12:43:35.379580848</dc:date>
    <meta:editing-duration>PT9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2" meta:character-count="201" meta:non-whitespace-character-count="174"/>
  </office:meta>
</office:document-meta>
</file>